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paragraph-rsid="001ae9f7"/>
    </style:style>
    <style:style style:name="P2" style:family="paragraph" style:parent-style-name="Heading_20_2">
      <style:paragraph-properties fo:text-align="center" style:justify-single-word="false"/>
      <style:text-properties officeooo:paragraph-rsid="001ae9f7"/>
    </style:style>
    <style:style style:name="P3" style:family="paragraph" style:parent-style-name="Standard">
      <style:text-properties officeooo:paragraph-rsid="001ae9f7"/>
    </style:style>
    <style:style style:name="P4" style:family="paragraph" style:parent-style-name="Standard">
      <style:paragraph-properties fo:margin-top="0cm" fo:margin-bottom="0.499cm" loext:contextual-spacing="false"/>
      <style:text-properties fo:font-style="italic" officeooo:paragraph-rsid="001ae9f7"/>
    </style:style>
    <style:style style:name="P5" style:family="paragraph" style:parent-style-name="Standard">
      <style:paragraph-properties fo:margin-top="0cm" fo:margin-bottom="0.499cm" loext:contextual-spacing="false"/>
      <style:text-properties officeooo:paragraph-rsid="001ae9f7"/>
    </style:style>
    <style:style style:name="P6" style:family="paragraph" style:parent-style-name="Text_20_body" style:list-style-name="L1">
      <style:text-properties officeooo:paragraph-rsid="001ae9f7"/>
    </style:style>
    <style:style style:name="P7" style:family="paragraph" style:parent-style-name="Text_20_body" style:list-style-name="L5">
      <style:text-properties officeooo:paragraph-rsid="001ae9f7"/>
    </style:style>
    <style:style style:name="P8" style:family="paragraph" style:parent-style-name="Text_20_body" style:list-style-name="L6">
      <style:text-properties officeooo:paragraph-rsid="001ae9f7"/>
    </style:style>
    <style:style style:name="P9" style:family="paragraph" style:parent-style-name="Text_20_body" style:list-style-name="L7">
      <style:text-properties officeooo:paragraph-rsid="001ae9f7"/>
    </style:style>
    <style:style style:name="P10" style:family="paragraph" style:parent-style-name="Text_20_body">
      <style:text-properties officeooo:paragraph-rsid="001ae9f7"/>
    </style:style>
    <style:style style:name="P11" style:family="paragraph" style:parent-style-name="Text_20_body" style:list-style-name="L9">
      <style:text-properties officeooo:paragraph-rsid="001ae9f7"/>
    </style:style>
    <style:style style:name="P12" style:family="paragraph" style:parent-style-name="Text_20_body">
      <style:paragraph-properties fo:text-align="start" style:justify-single-word="false"/>
      <style:text-properties fo:font-weight="bold" officeooo:paragraph-rsid="001ae9f7"/>
    </style:style>
    <style:style style:name="P13" style:family="paragraph" style:parent-style-name="Text_20_body" style:list-style-name="L11">
      <style:text-properties officeooo:paragraph-rsid="001ae9f7"/>
    </style:style>
    <style:style style:name="P14" style:family="paragraph" style:parent-style-name="Text_20_body" style:list-style-name="L13">
      <style:text-properties officeooo:paragraph-rsid="001ae9f7"/>
    </style:style>
    <style:style style:name="P15" style:family="paragraph" style:parent-style-name="Text_20_body" style:list-style-name="L1">
      <style:paragraph-properties fo:margin-top="0cm" fo:margin-bottom="0cm" loext:contextual-spacing="false"/>
      <style:text-properties officeooo:paragraph-rsid="001ae9f7"/>
    </style:style>
    <style:style style:name="P16" style:family="paragraph" style:parent-style-name="Text_20_body">
      <style:paragraph-properties fo:margin-top="0cm" fo:margin-bottom="0cm" loext:contextual-spacing="false"/>
      <style:text-properties officeooo:paragraph-rsid="001ae9f7"/>
    </style:style>
    <style:style style:name="P17" style:family="paragraph" style:parent-style-name="Text_20_body" style:list-style-name="L9">
      <style:paragraph-properties fo:margin-top="0cm" fo:margin-bottom="0cm" loext:contextual-spacing="false"/>
      <style:text-properties officeooo:paragraph-rsid="001ae9f7"/>
    </style:style>
    <style:style style:name="P18" style:family="paragraph" style:parent-style-name="Text_20_body">
      <style:paragraph-properties fo:margin-top="0cm" fo:margin-bottom="0cm" loext:contextual-spacing="false" fo:text-align="center" style:justify-single-word="false"/>
      <style:text-properties fo:font-weight="bold" officeooo:paragraph-rsid="001ae9f7"/>
    </style:style>
    <style:style style:name="P19" style:family="paragraph" style:parent-style-name="Text_20_body">
      <style:paragraph-properties fo:margin-top="0cm" fo:margin-bottom="0cm" loext:contextual-spacing="false" fo:text-align="start" style:justify-single-word="false"/>
      <style:text-properties fo:font-weight="bold" officeooo:paragraph-rsid="001ae9f7"/>
    </style:style>
    <style:style style:name="P20" style:family="paragraph" style:parent-style-name="Text_20_body" style:list-style-name="L11">
      <style:paragraph-properties fo:margin-top="0cm" fo:margin-bottom="0cm" loext:contextual-spacing="false"/>
      <style:text-properties officeooo:paragraph-rsid="001ae9f7"/>
    </style:style>
    <style:style style:name="P21" style:family="paragraph" style:parent-style-name="Text_20_body" style:list-style-name="L12">
      <style:paragraph-properties fo:margin-top="0cm" fo:margin-bottom="0cm" loext:contextual-spacing="false"/>
      <style:text-properties officeooo:paragraph-rsid="001ae9f7"/>
    </style:style>
    <style:style style:name="P22" style:family="paragraph" style:parent-style-name="Text_20_body" style:list-style-name="L12">
      <style:paragraph-properties fo:margin-top="0cm" fo:margin-bottom="0.499cm" loext:contextual-spacing="false"/>
      <style:text-properties officeooo:paragraph-rsid="001ae9f7"/>
    </style:style>
    <style:style style:name="P23" style:family="paragraph" style:parent-style-name="Text_20_body">
      <style:paragraph-properties fo:margin-top="0cm" fo:margin-bottom="0.499cm" loext:contextual-spacing="false"/>
      <style:text-properties officeooo:paragraph-rsid="001ae9f7"/>
    </style:style>
    <style:style style:name="P24" style:family="paragraph" style:parent-style-name="Text_20_body">
      <style:paragraph-properties fo:margin-left="0cm" fo:margin-right="0cm" fo:margin-top="0cm" fo:margin-bottom="0.499cm" loext:contextual-spacing="false" fo:text-indent="0cm" style:auto-text-indent="false"/>
      <style:text-properties officeooo:paragraph-rsid="001ae9f7"/>
    </style:style>
    <style:style style:name="P25" style:family="paragraph" style:parent-style-name="Preformatted_20_Text">
      <style:text-properties officeooo:paragraph-rsid="001ae9f7"/>
    </style:style>
    <style:style style:name="P26" style:family="paragraph" style:parent-style-name="Preformatted_20_Text" style:list-style-name="L5">
      <style:paragraph-properties fo:margin-top="0cm" fo:margin-bottom="0.499cm" loext:contextual-spacing="false"/>
      <style:text-properties officeooo:paragraph-rsid="001ae9f7"/>
    </style:style>
    <style:style style:name="P27" style:family="paragraph" style:parent-style-name="Preformatted_20_Text" style:list-style-name="L6">
      <style:paragraph-properties fo:margin-top="0cm" fo:margin-bottom="0.499cm" loext:contextual-spacing="false"/>
      <style:text-properties officeooo:paragraph-rsid="001ae9f7"/>
    </style:style>
    <style:style style:name="P28" style:family="paragraph" style:parent-style-name="Preformatted_20_Text" style:list-style-name="L7">
      <style:paragraph-properties fo:margin-top="0cm" fo:margin-bottom="0.499cm" loext:contextual-spacing="false"/>
      <style:text-properties officeooo:paragraph-rsid="001ae9f7"/>
    </style:style>
    <style:style style:name="P29" style:family="paragraph" style:parent-style-name="Preformatted_20_Text">
      <style:paragraph-properties fo:margin-top="0cm" fo:margin-bottom="0.499cm" loext:contextual-spacing="false"/>
      <style:text-properties officeooo:paragraph-rsid="001ae9f7"/>
    </style:style>
    <style:style style:name="P30" style:family="paragraph" style:parent-style-name="Preformatted_20_Text">
      <style:paragraph-properties fo:margin-top="0cm" fo:margin-bottom="0.499cm" loext:contextual-spacing="false"/>
      <style:text-properties fo:font-weight="bold" officeooo:paragraph-rsid="001ae9f7"/>
    </style:style>
    <style:style style:name="P31" style:family="paragraph" style:parent-style-name="Heading_20_3">
      <style:text-properties officeooo:paragraph-rsid="001ae9f7"/>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re are a lot of ways to write lambda expressions in Java 8. Let's consider some examples.</text:p>
      <text:p text:style-name="P25"><text:span text:style-name="Source_20_Text">// a simple way to write a lambda expression</text:span></text:p>
      <text:p text:style-name="P25"><text:span text:style-name="Source_20_Text">BiFunction&lt;Integer, Integer, Integer&gt; sum = (x, y) -&gt; x + y;</text:span></text:p>
      <text:p text:style-name="P25"/>
      <text:p text:style-name="P25"><text:span text:style-name="Source_20_Text">// if the only one argument</text:span></text:p>
      <text:p text:style-name="P25"><text:span text:style-name="Source_20_Text">Function&lt;Integer, Integer&gt; identity = x -&gt; x; // (x) -&gt; x; is valid too</text:span></text:p>
      <text:p text:style-name="P25"/>
      <text:p text:style-name="P25"><text:span text:style-name="Source_20_Text">// without type inference</text:span></text:p>
      <text:p text:style-name="P25"><text:span text:style-name="Source_20_Text">Function&lt;Integer, Integer&gt; mult = (Integer x) -&gt; x * 2;</text:span></text:p>
      <text:p text:style-name="P25"/>
      <text:p text:style-name="P25"><text:span text:style-name="Source_20_Text">// with multiple statements</text:span></text:p>
      <text:p text:style-name="P25"><text:span text:style-name="Source_20_Text">Function&lt;Integer, Integer&gt; adder = (x) -&gt; {</text:span></text:p>
      <text:p text:style-name="P25"><text:span text:style-name="Source_20_Text"><text:s text:c="4"/>x += 5;</text:span></text:p>
      <text:p text:style-name="P25"><text:span text:style-name="Source_20_Text"><text:s text:c="4"/>x += 10;</text:span></text:p>
      <text:p text:style-name="P25"><text:span text:style-name="Source_20_Text"><text:s text:c="4"/>return x;</text:span></text:p>
      <text:p text:style-name="P29"><text:span text:style-name="Source_20_Text">};</text:span></text:p>
      <text:p text:style-name="P10">The code before operator "<text:span text:style-name="Strong_20_Emphasis">=</text:span>" is not important now, but you should know <text:span text:style-name="Strong_20_Emphasis">Function&lt;T, R&gt;</text:span> is an interface for representing functions.</text:p>
      <text:p text:style-name="P10"><text:span text:style-name="Strong_20_Emphasis">Additional explanations</text:span><text:span text:style-name="Strong_20_Emphasis">: </text:span></text:p>
      <text:list xml:id="list6744359084256521174" text:style-name="L1">
        <text:list-item>
          <text:p text:style-name="P15"><text:span text:style-name="Strong_20_Emphasis">BiFunction&lt;T, U, R&gt;</text:span> is an interface representing function with two arguments of types T and U. It returns value of type R. </text:p>
        </text:list-item>
        <text:list-item>
          <text:p text:style-name="P6"><text:span text:style-name="Strong_20_Emphasis">Function&lt;T, R&gt;</text:span> is also a special interface but it has only one argument of type T and returns value of type R. </text:p>
        </text:list-item>
      </text:list>
      <text:p text:style-name="P10">nother way to use code as data is writing method references.</text:p>
      <text:p text:style-name="P10">Let's see some examples:</text:p>
      <text:list xml:id="list9096209123125022333" text:style-name="L5">
        <text:list-item>
          <text:p text:style-name="P7">reference to a static method</text:p>
          <text:p text:style-name="P26"><text:span text:style-name="Source_20_Text">Function&lt;Double,Double&gt; sqrt = Math::sqrt;</text:span></text:p>
        </text:list-item>
      </text:list>
      <text:list xml:id="list7103717928254588425" text:style-name="L6">
        <text:list-item>
          <text:p text:style-name="P8">reference to a non-static method </text:p>
          <text:p text:style-name="P27"><text:span text:style-name="Source_20_Text">BiFunction&lt;Double,Double,Double&gt; multip = calculator::mult;</text:span></text:p>
          <text:p text:style-name="P8">where calculator is an instance of custom <text:span text:style-name="T1">Calculator</text:span> class and <text:span text:style-name="T1">mult</text:span> is a method that multiplies two doubles and returns the double result.</text:p>
        </text:list-item>
      </text:list>
      <text:list xml:id="list5002968241469182274" text:style-name="L7">
        <text:list-item>
          <text:p text:style-name="P9">reference to a constructor of String class </text:p>
          <text:p text:style-name="P28"><text:span text:style-name="Source_20_Text">Supplier&lt;String&gt; generator = String::new;</text:span></text:p>
          <text:p text:style-name="P28"><text:span text:style-name="Source_20_Text">Supplier&lt;String&gt; generator = () -&gt; new String();</text:span></text:p>
        </text:list-item>
      </text:list>
      <text:h text:style-name="P1" text:outline-level="2">Functional Interfaces</text:h>
      <text:p text:style-name="P10">How does lambda expressions fit into Java's type system? Each lambda corresponds to a given type, specified by an interface. A so called <text:span text:style-name="Emphasis">functional interface</text:span> must contain <text:span text:style-name="Strong_20_Emphasis">exactly one abstract method</text:span> declaration. Each lambda expression of that type will be matched to this abstract method. Since default methods are not abstract you're free to add default methods to your functional interface.</text:p>
      <text:p text:style-name="P10"><text:soft-page-break/>We can use arbitrary interfaces as lambda expressions as long as the interface only contains one abstract method. To ensure that your interface meet the requirements, you should add the <text:span text:style-name="Source_20_Text">@FunctionalInterface</text:span> annotation. The compiler is aware of this annotation and throws a compiler error as soon as you try to add a second abstract method declaration to the interface.</text:p>
      <text:p text:style-name="P10">Example:</text:p>
      <text:p text:style-name="P25"><text:span text:style-name="Source_20_Text">@FunctionalInterface</text:span></text:p>
      <text:p text:style-name="P25"><text:span text:style-name="Source_20_Text">interface Converter&lt;F, T&gt; {</text:span></text:p>
      <text:p text:style-name="P25"><text:span text:style-name="Source_20_Text"><text:s text:c="4"/>T convert(F from);</text:span></text:p>
      <text:p text:style-name="P29"><text:span text:style-name="Source_20_Text">}</text:span></text:p>
      <text:p text:style-name="P25"><text:span text:style-name="Source_20_Text">Converter&lt;String, Integer&gt; converter = (from) -&gt; Integer.valueOf(from);</text:span></text:p>
      <text:p text:style-name="P25"><text:span text:style-name="Source_20_Text">Integer converted = converter.convert("123");</text:span></text:p>
      <text:p text:style-name="P29"><text:span text:style-name="Source_20_Text">System.out.println(converted); <text:s text:c="3"/>// 123</text:span></text:p>
      <text:p text:style-name="P10">Keep in mind that the code is also valid if the <text:span text:style-name="Source_20_Text">@FunctionalInterface</text:span> annotation would be omitted.</text:p>
      <text:p text:style-name="P10"><text:span text:style-name="T3">Functional interface</text:span> is an interface with a single abstract method (SAM type). Static and default methods are allowed here. Any functional interface can be implemented using lambda expressions, methods references or anonymous classes.</text:p>
      <text:p text:style-name="P10">Examples: <text:span text:style-name="T3">Runnable</text:span>, <text:span text:style-name="T3">Callable&lt;V&gt;</text:span>, <text:span text:style-name="T3">Comparator&lt;T&gt;</text:span>, <text:span text:style-name="T3">ActionListener</text:span> and others.</text:p>
      <text:p text:style-name="P10"><text:span text:style-name="T3">IMPORTANT:</text:span> you can't extend class (even abstract), enum or annotation by a lambda expression or a method reference.</text:p>
      <text:p text:style-name="P10">There is a special annotation <text:span text:style-name="T3">@FunctionalInterface</text:span> exists in <text:span text:style-name="T3">The Java Class Library</text:span>. It marks functional interfaces and indicates if the interface doesn't satisfy the requirements of a functional interface. The annotation is not mandatory for creating lambda expressions but it's recommended to mark functional interfaces.</text:p>
      <text:p text:style-name="P10">Let's declare our own generic functional interface for representing a simple function with one argument. See code below.</text:p>
      <text:p text:style-name="P25"><text:span text:style-name="Source_20_Text">@FunctionalInterface</text:span></text:p>
      <text:p text:style-name="P25"><text:span text:style-name="Source_20_Text">public interface Fun&lt;T, R&gt; {</text:span></text:p>
      <text:p text:style-name="P25"><text:span text:style-name="Source_20_Text"><text:s text:c="4"/>R apply(T t);</text:span></text:p>
      <text:p text:style-name="P25"/>
      <text:p text:style-name="P25"><text:span text:style-name="Source_20_Text"><text:s text:c="4"/>static void doNothingStatic() { }</text:span></text:p>
      <text:p text:style-name="P25"><text:span text:style-name="Source_20_Text"><text:s text:c="4"/>default void doNothingByDefault() { }</text:span></text:p>
      <text:p text:style-name="P29"><text:span text:style-name="Source_20_Text">}</text:span></text:p>
      <text:p text:style-name="P16"/>
      <text:p text:style-name="P16">Now we can create an instance of <text:span text:style-name="T3">Fun&lt;Double, Double&gt;</text:span> using lambda expression.</text:p>
      <text:p text:style-name="P10"/>
      <text:p text:style-name="P29"><text:span text:style-name="Source_20_Text">Fun&lt;Double, Double&gt; fun = (x) -&gt; x * 2 + 1;</text:span></text:p>
      <text:p text:style-name="P10"><text:line-break/>It means the <text:span text:style-name="T3">fun </text:span>accepts Double value  <text:span text:style-name="T3">x</text:span> and returns other double value <text:span text:style-name="T3">(x * 2 + 1)</text:span>.</text:p>
      <text:p text:style-name="P16">To get result we call the <text:span text:style-name="T3">apply</text:span> method of the functional interface. It's just like an object.</text:p>
      <text:p text:style-name="P10"/>
      <text:p text:style-name="P29"><text:soft-page-break/><text:span text:style-name="Source_20_Text">double result = fun.apply(3d);</text:span></text:p>
      <text:p text:style-name="P29"><text:span text:style-name="Source_20_Text"/></text:p>
      <text:h text:style-name="P1" text:outline-level="2">Built-in Functional Interfaces</text:h>
      <text:p text:style-name="P10">The JDK 1.8 API contains many built-in functional interfaces. Some of them are well known from older versions of Java like <text:span text:style-name="Source_20_Text">Comparator</text:span> or <text:span text:style-name="Source_20_Text">Runnable</text:span>. Those existing interfaces are extended to enable Lambda support via the <text:span text:style-name="Source_20_Text">@FunctionalInterface</text:span> annotation.</text:p>
      <text:p text:style-name="P10">But the Java 8 API is also full of new functional interfaces to make your life easier. Some of those new interfaces are well known from the <text:a xlink:type="simple" xlink:href="https://code.google.com/p/guava-libraries/" office:target-frame-name="_blank" xlink:show="new" text:style-name="Internet_20_link" text:visited-style-name="Visited_20_Internet_20_Link">Google Guava</text:a> library. Even if you're familiar with this library you should keep a close eye on how those interfaces are extended by some useful method extensions.</text:p>
      <text:h text:style-name="P31" text:outline-level="3"><text:bookmark text:name="predicates"/>Predicates</text:h>
      <text:p text:style-name="P10">Predicates are boolean-valued functions of one argument. The interface contains various default methods for composing predicates to complex logical terms (and, or, negate)</text:p>
      <text:p text:style-name="P25"><text:span text:style-name="Source_20_Text">Predicate&lt;String&gt; predicate = (s) -&gt; s.length() &gt; 0;</text:span></text:p>
      <text:p text:style-name="P25"/>
      <text:p text:style-name="P25"><text:span text:style-name="Source_20_Text">predicate.test("foo"); <text:s text:c="13"/>// true</text:span></text:p>
      <text:p text:style-name="P25"><text:span text:style-name="Source_20_Text">predicate.negate().test("foo"); <text:s text:c="4"/>// false</text:span></text:p>
      <text:p text:style-name="P25"/>
      <text:p text:style-name="P25"><text:span text:style-name="Source_20_Text">Predicate&lt;Boolean&gt; nonNull = Objects::nonNull;</text:span></text:p>
      <text:p text:style-name="P25"><text:span text:style-name="Source_20_Text">Predicate&lt;Boolean&gt; isNull = Objects::isNull;</text:span></text:p>
      <text:p text:style-name="P25"/>
      <text:p text:style-name="P25"><text:span text:style-name="Source_20_Text">Predicate&lt;String&gt; isEmpty = String::isEmpty;</text:span></text:p>
      <text:p text:style-name="P29"><text:span text:style-name="Source_20_Text">Predicate&lt;String&gt; isNotEmpty = isEmpty.negate();</text:span></text:p>
      <text:h text:style-name="P31" text:outline-level="3"><text:bookmark text:name="functions"/>Functions</text:h>
      <text:p text:style-name="P10">Functions accept one argument and produce a result. Default methods can be used to chain multiple functions together (compose, andThen).</text:p>
      <text:p text:style-name="P25"><text:span text:style-name="Source_20_Text">Function&lt;String, Integer&gt; toInteger = Integer::valueOf;</text:span></text:p>
      <text:p text:style-name="P25"><text:span text:style-name="Source_20_Text">Function&lt;String, String&gt; backToString = toInteger.andThen(String::valueOf);</text:span></text:p>
      <text:p text:style-name="P25"/>
      <text:p text:style-name="P29"><text:span text:style-name="Source_20_Text">backToString.apply("123"); <text:s text:c="4"/>// "123"</text:span></text:p>
      <text:h text:style-name="P31" text:outline-level="3"><text:bookmark text:name="suppliers"/>Suppliers</text:h>
      <text:p text:style-name="P10">Suppliers produce a result of a given generic type. Unlike Functions, Suppliers don't accept arguments.</text:p>
      <text:p text:style-name="P25"><text:span text:style-name="Source_20_Text">Supplier&lt;Person&gt; personSupplier = Person::new;</text:span></text:p>
      <text:p text:style-name="P29"><text:span text:style-name="Source_20_Text">personSupplier.get(); <text:s text:c="2"/>// new Person</text:span></text:p>
      <text:h text:style-name="P31" text:outline-level="3"><text:bookmark text:name="consumers"/>Consumers</text:h>
      <text:p text:style-name="P10">Consumers represent operations to be performed on a single input argument.</text:p>
      <text:p text:style-name="P25"><text:span text:style-name="Source_20_Text">Consumer&lt;Person&gt; greeter = (p) -&gt; System.out.println("Hello, " + p.firstName);</text:span></text:p>
      <text:p text:style-name="P29"><text:span text:style-name="Source_20_Text">greeter.accept(new Person("Luke", "Skywalker"));</text:span></text:p>
      <text:h text:style-name="P31" text:outline-level="3"><text:bookmark text:name="comparators"/><text:soft-page-break/>Comparators</text:h>
      <text:p text:style-name="P10">Comparators are well known from older versions of Java. Java 8 adds various default methods to the interface.</text:p>
      <text:p text:style-name="P25"><text:span text:style-name="Source_20_Text">Comparator&lt;Person&gt; comparator = (p1, p2) -&gt; p1.firstName.compareTo(p2.firstName);</text:span></text:p>
      <text:p text:style-name="P25"/>
      <text:p text:style-name="P25"><text:span text:style-name="Source_20_Text">Person p1 = new Person("John", "Doe");</text:span></text:p>
      <text:p text:style-name="P25"><text:span text:style-name="Source_20_Text">Person p2 = new Person("Alice", "Wonderland");</text:span></text:p>
      <text:p text:style-name="P25"/>
      <text:p text:style-name="P25"><text:span text:style-name="Source_20_Text">comparator.compare(p1, p2); <text:s text:c="12"/>// &gt; 0</text:span></text:p>
      <text:p text:style-name="P29"><text:span text:style-name="Source_20_Text">comparator.reversed().compare(p1, p2); <text:s/>// &lt; 0</text:span></text:p>
      <text:p text:style-name="P23"><text:span text:style-name="Source_20_Text">В JDK 8 вместе с самой функциональностью лямбда-выражений также было добавлено некоторое количество встроенных функциональных интерфейсов, которые мы можем использовать в различных ситуациях и в различные API в рамках JDK 8. В частности, ряд далее рассматриваемых интерфейсов широко применяется в Stream API - новом прикладном интерфейсе для работы с данными. Рассмотрим основные из этих интерфейсов:</text:span></text:p>
      <text:list xml:id="list1153306813490723195" text:style-name="L13">
        <text:list-item>
          <text:p text:style-name="P14">Predicate&lt;T&gt;</text:p>
        </text:list-item>
        <text:list-item>
          <text:p text:style-name="P14">Consumer&lt;T&gt;</text:p>
        </text:list-item>
        <text:list-item>
          <text:p text:style-name="P14">Function&lt;T,R&gt;</text:p>
        </text:list-item>
        <text:list-item>
          <text:p text:style-name="P14">Supplier&lt;T&gt;</text:p>
        </text:list-item>
        <text:list-item>
          <text:p text:style-name="P14">UnaryOperator&lt;T&gt;</text:p>
        </text:list-item>
        <text:list-item>
          <text:p text:style-name="P14">BinaryOperator&lt;T&gt;</text:p>
        </text:list-item>
      </text:list>
      <text:h text:style-name="P31" text:outline-level="3">Predicate&lt;T&gt;</text:h>
      <text:p text:style-name="P10">Функциональный интерфейс <text:span text:style-name="Source_20_Text">Predicate&lt;T&gt;</text:span> проверяет соблюдение некоторого условия. Если оно соблюдается, то возвращается значение <text:span text:style-name="Source_20_Text">true</text:span>. В качестве параметра лямбда-выражение принимает объект типа T:</text:p>
      <text:p text:style-name="P25">public interface Predicate&lt;T&gt; {</text:p>
      <text:p text:style-name="P25"><text:s text:c="8"/>boolean test(T t);</text:p>
      <text:p text:style-name="P29">}</text:p>
      <text:p text:style-name="P10">Например:</text:p>
      <text:p text:style-name="P25">import java.util.function.Predicate;</text:p>
      <text:p text:style-name="P25"/>
      <text:p text:style-name="P25">public class LambdaApp {</text:p>
      <text:p text:style-name="P25"/>
      <text:p text:style-name="P25"><text:s text:c="4"/>public static void main(String[] args) {</text:p>
      <text:p text:style-name="P25"><text:s text:c="8"/></text:p>
      <text:p text:style-name="P25"><text:s text:c="8"/>Predicate&lt;Integer&gt; isPositive = x -&gt; x &gt; 0;</text:p>
      <text:p text:style-name="P25"><text:s text:c="8"/></text:p>
      <text:p text:style-name="P25"><text:s text:c="8"/>System.out.println(isPositive.test(5)); // true</text:p>
      <text:p text:style-name="P25"><text:s text:c="8"/>System.out.println(isPositive.test(-7)); // false</text:p>
      <text:p text:style-name="P25"><text:soft-page-break/><text:s text:c="8"/>}</text:p>
      <text:p text:style-name="P29">}</text:p>
      <text:h text:style-name="P31" text:outline-level="3">BinaryOperator&lt;T&gt;</text:h>
      <text:p text:style-name="P10"><text:span text:style-name="Source_20_Text">BinaryOperator&lt;T&gt;</text:span> принимает в качестве параметра два объекта типа T, выполняет над ними бинарную операцию и возвращает ее результат также в виде объекта типа T:</text:p>
      <text:p text:style-name="P25">public interface BinaryOperator&lt;T&gt; {</text:p>
      <text:p text:style-name="P25"><text:s text:c="8"/>T apply(T t1, T t2);</text:p>
      <text:p text:style-name="P29">}</text:p>
      <text:p text:style-name="P10">Например:</text:p>
      <text:p text:style-name="P25">import java.util.function.BinaryOperator;</text:p>
      <text:p text:style-name="P25"/>
      <text:p text:style-name="P25">public class LambdaApp {</text:p>
      <text:p text:style-name="P25"/>
      <text:p text:style-name="P25"><text:s text:c="4"/>public static void main(String[] args) {</text:p>
      <text:p text:style-name="P25"><text:s text:c="8"/></text:p>
      <text:p text:style-name="P25"><text:s text:c="8"/>BinaryOperator&lt;Integer&gt; multiply = (x, y) -&gt; x*y;</text:p>
      <text:p text:style-name="P25"><text:s text:c="16"/></text:p>
      <text:p text:style-name="P25"><text:s text:c="8"/>System.out.println(multiply.apply(3, 5)); // 15</text:p>
      <text:p text:style-name="P25"><text:s text:c="8"/>System.out.println(multiply.apply(10, -2)); // -20</text:p>
      <text:p text:style-name="P25"><text:s text:c="8"/>}</text:p>
      <text:p text:style-name="P29">}</text:p>
      <text:h text:style-name="P31" text:outline-level="3">UnaryOperator&lt;T&gt;</text:h>
      <text:p text:style-name="P10"><text:span text:style-name="Source_20_Text">UnaryOperator&lt;T&gt;</text:span> принимает в качестве параметра объект типа T, выполняет над ними операции и возвращает результат операций в виде объекта типа T:</text:p>
      <text:p text:style-name="P25">public interface UnaryOperator&lt;T&gt; {</text:p>
      <text:p text:style-name="P25"><text:s text:c="8"/>T apply(T t);</text:p>
      <text:p text:style-name="P29">}</text:p>
      <text:p text:style-name="P10">Например:</text:p>
      <text:p text:style-name="P25">import java.util.function.UnaryOperator;</text:p>
      <text:p text:style-name="P25"/>
      <text:p text:style-name="P25">public class LambdaApp {</text:p>
      <text:p text:style-name="P25"/>
      <text:p text:style-name="P25"><text:s text:c="4"/>public static void main(String[] args) {</text:p>
      <text:p text:style-name="P25"><text:s text:c="8"/></text:p>
      <text:p text:style-name="P25"><text:s text:c="8"/>UnaryOperator&lt;Integer&gt; square = x -&gt; x*x;</text:p>
      <text:p text:style-name="P25"><text:s text:c="8"/>System.out.println(square.apply(5)); // 25</text:p>
      <text:p text:style-name="P25"><text:s text:c="8"/>}</text:p>
      <text:p text:style-name="P29">}</text:p>
      <text:h text:style-name="P31" text:outline-level="3">Function&lt;T,R&gt;</text:h>
      <text:p text:style-name="P10">Функциональный интерфейс <text:span text:style-name="Source_20_Text">Function&lt;T,R&gt;</text:span> представляет функцию перехода от объекта типа T к объекту типа R:</text:p>
      <text:p text:style-name="P25">public interface Function&lt;T, R&gt; {</text:p>
      <text:p text:style-name="P25"><text:s text:c="8"/>R apply(T t);</text:p>
      <text:p text:style-name="P29">}</text:p>
      <text:p text:style-name="P10"><text:soft-page-break/>Например:</text:p>
      <text:p text:style-name="P25">import java.util.function.Function;</text:p>
      <text:p text:style-name="P25"/>
      <text:p text:style-name="P25">public class LambdaApp {</text:p>
      <text:p text:style-name="P25"/>
      <text:p text:style-name="P25"><text:s text:c="4"/>public static void main(String[] args) {</text:p>
      <text:p text:style-name="P25"><text:s text:c="8"/></text:p>
      <text:p text:style-name="P25"><text:s text:c="8"/>Function&lt;Integer, String&gt; convert = x-&gt; String.valueOf(x) + " долларов";</text:p>
      <text:p text:style-name="P25"><text:s text:c="8"/>System.out.println(convert.apply(5)); // 5 долларов</text:p>
      <text:p text:style-name="P25"><text:s text:c="8"/>}</text:p>
      <text:p text:style-name="P29">}</text:p>
      <text:h text:style-name="P31" text:outline-level="3">Consumer&lt;T&gt;</text:h>
      <text:p text:style-name="P10"><text:span text:style-name="Source_20_Text">Consumer&lt;T&gt;</text:span> выполняет некоторое действие над объектом типа T, при этом ничего не возвращая:</text:p>
      <text:p text:style-name="P25">public interface Consumer&lt;T&gt; {</text:p>
      <text:p text:style-name="P25"><text:s text:c="8"/>void accept(T t);</text:p>
      <text:p text:style-name="P29">}</text:p>
      <text:p text:style-name="P10">Например:</text:p>
      <text:p text:style-name="P25">import java.util.function.Consumer;</text:p>
      <text:p text:style-name="P25"/>
      <text:p text:style-name="P25">public class LambdaApp {</text:p>
      <text:p text:style-name="P25"/>
      <text:p text:style-name="P25"><text:s text:c="4"/>public static void main(String[] args) {</text:p>
      <text:p text:style-name="P25"><text:s text:c="8"/></text:p>
      <text:p text:style-name="P25"><text:s text:c="8"/>Consumer&lt;Integer&gt; printer = x-&gt; System.out.printf("%d долларов \n", x);</text:p>
      <text:p text:style-name="P25"><text:s text:c="8"/>printer.accept(600); // 600 долларов</text:p>
      <text:p text:style-name="P25"><text:s text:c="8"/>}</text:p>
      <text:p text:style-name="P29">}</text:p>
      <text:h text:style-name="P31" text:outline-level="3">Supplier&lt;T&gt;</text:h>
      <text:p text:style-name="P10"><text:span text:style-name="Source_20_Text">Supplier&lt;T&gt;</text:span> не принимает никаких аргументов, но должен возвращать объект типа T:</text:p>
      <text:p text:style-name="P25">public interface Supplier&lt;T&gt; {</text:p>
      <text:p text:style-name="P25"><text:s text:c="8"/>T get();</text:p>
      <text:p text:style-name="P29">}</text:p>
      <text:p text:style-name="P10">Например:</text:p>
      <text:p text:style-name="P25">import java.util.Scanner;</text:p>
      <text:p text:style-name="P25">import java.util.function.Supplier;</text:p>
      <text:p text:style-name="P25"/>
      <text:p text:style-name="P25">public class LambdaApp {</text:p>
      <text:p text:style-name="P25"/>
      <text:p text:style-name="P25"><text:s text:c="4"/>public static void main(String[] args) {</text:p>
      <text:p text:style-name="P25"><text:s text:c="8"/></text:p>
      <text:p text:style-name="P25"><text:s text:c="8"/>Supplier&lt;User&gt; userFactory = ()-&gt;{</text:p>
      <text:p text:style-name="P25"><text:s text:c="12"/></text:p>
      <text:p text:style-name="P25"><text:s text:c="12"/>Scanner in = new Scanner(System.in);</text:p>
      <text:p text:style-name="P25"><text:s text:c="12"/>System.out.println("Введите имя: ");</text:p>
      <text:p text:style-name="P25"><text:s text:c="12"/>String name = in.nextLine();</text:p>
      <text:p text:style-name="P25"><text:s text:c="12"/>return new User(name);</text:p>
      <text:p text:style-name="P25"><text:s text:c="8"/>};</text:p>
      <text:p text:style-name="P25"><text:s text:c="8"/></text:p>
      <text:p text:style-name="P25"><text:s text:c="8"/>User user1 = userFactory.get();</text:p>
      <text:p text:style-name="P25"><text:soft-page-break/><text:s text:c="8"/>User user2 = userFactory.get();</text:p>
      <text:p text:style-name="P25"><text:s text:c="8"/></text:p>
      <text:p text:style-name="P25"><text:s text:c="8"/>System.out.println("Имя user1: " + user1.getName());</text:p>
      <text:p text:style-name="P25"><text:s text:c="8"/>System.out.println("Имя user2: " + user2.getName());</text:p>
      <text:p text:style-name="P25"><text:s text:c="4"/>}</text:p>
      <text:p text:style-name="P25">}</text:p>
      <text:p text:style-name="P25">class User{</text:p>
      <text:p text:style-name="P25"><text:s text:c="4"/></text:p>
      <text:p text:style-name="P25"><text:s text:c="4"/>private String name;</text:p>
      <text:p text:style-name="P25"><text:s text:c="4"/>String getName(){</text:p>
      <text:p text:style-name="P25"><text:s text:c="8"/>return name;</text:p>
      <text:p text:style-name="P25"><text:s text:c="4"/>}</text:p>
      <text:p text:style-name="P25"><text:s text:c="4"/></text:p>
      <text:p text:style-name="P25"><text:s text:c="4"/>User(String n){</text:p>
      <text:p text:style-name="P25"><text:s text:c="8"/>this.name=n;</text:p>
      <text:p text:style-name="P25"><text:s text:c="4"/>}</text:p>
      <text:p text:style-name="P29">}</text:p>
      <text:p text:style-name="P10">Консольный вывод:</text:p>
      <text:p text:style-name="P25">Введите имя: </text:p>
      <text:p text:style-name="P25">Том</text:p>
      <text:p text:style-name="P25">Введите имя: </text:p>
      <text:p text:style-name="P25">Сэм</text:p>
      <text:p text:style-name="P25">Имя user1: Том</text:p>
      <text:p text:style-name="P29">Имя user2: Сэм</text:p>
      <text:p text:style-name="P24"><text:span text:style-name="Source_20_Text"/></text:p>
      <text:p text:style-name="P29"><text:span text:style-name="Source_20_Text"/></text:p>
      <text:h text:style-name="P2" text:outline-level="2">The <text:span text:style-name="Emphasis">java</text:span>.<text:span text:style-name="Emphasis">util</text:span>.<text:span text:style-name="Emphasis">function </text:span>package</text:h>
      <text:p text:style-name="P16">Since java 8 the JCL has a lot of functional interfaces that represent functions. These functional interfaces are in <text:span text:style-name="T3">java.util.function</text:span>.</text:p>
      <text:p text:style-name="P16">The package contains more than 40 functional interfaces of five groups: <text:span text:style-name="T3">functions, operators, predicates, suppliers</text:span> and <text:span text:style-name="T3">consumers</text:span>. </text:p>
      <text:p text:style-name="P16"/>
      <text:p text:style-name="P10">Let's consider these groups.</text:p>
      <text:list xml:id="list2868333687961266988" text:style-name="L9">
        <text:list-item>
          <text:p text:style-name="P17"><text:span text:style-name="T3">Functions </text:span>accept arguments and produce results.</text:p>
        </text:list-item>
        <text:list-item>
          <text:p text:style-name="P17"><text:span text:style-name="T3">Operators</text:span> produce results of the same type as their arguments (special case of function).</text:p>
        </text:list-item>
        <text:list-item>
          <text:p text:style-name="P17"><text:span text:style-name="T3">Predicates</text:span> return boolean values and accept any arguments (boolean-valued function).</text:p>
        </text:list-item>
        <text:list-item>
          <text:p text:style-name="P17"><text:span text:style-name="T3">Suppliers</text:span> return values and accept nothing.</text:p>
        </text:list-item>
        <text:list-item>
          <text:p text:style-name="P11"><text:span text:style-name="T3">Consumers</text:span> accept arguments and return no result.</text:p>
        </text:list-item>
      </text:list>
      <text:p text:style-name="P16">Main differences between functional interfaces in the same group are number of arguments and generic or not.</text:p>
      <text:p text:style-name="P16"/>
      <text:p text:style-name="P10">Some examples:</text:p>
      <text:list xml:id="list5726706747794943110" text:style-name="L11">
        <text:list-item>
          <text:p text:style-name="P20"><text:span text:style-name="T3">Function&lt;T, R&gt;</text:span> accepts a value of type T and produces a result of type R.</text:p>
        </text:list-item>
        <text:list-item>
          <text:p text:style-name="P20"><text:span text:style-name="T3">BiFunction&lt;T, U, R&gt;</text:span> accepts two values of T and U types and produces a result of type R.</text:p>
        </text:list-item>
        <text:list-item>
          <text:p text:style-name="P20"><text:soft-page-break/><text:span text:style-name="T3">LongFunction&lt;R&gt;</text:span> accepts a long value and produces a result of type R.</text:p>
        </text:list-item>
        <text:list-item>
          <text:p text:style-name="P20"><text:span text:style-name="T3">IntToDoubleFunction</text:span> accepts an integer value and produces a double value.</text:p>
        </text:list-item>
        <text:list-item>
          <text:p text:style-name="P20"><text:span text:style-name="T3">IntPredicate</text:span> accepts an integer value and returns boolean value.</text:p>
        </text:list-item>
        <text:list-item>
          <text:p text:style-name="P20"><text:span text:style-name="T3">Supplier&lt;T&gt;</text:span> returns a value of type T.</text:p>
        </text:list-item>
        <text:list-item>
          <text:p text:style-name="P20"><text:span text:style-name="T3">BiConsumer&lt;T, U&gt;</text:span> accepts two values of T and U types.</text:p>
        </text:list-item>
        <text:list-item>
          <text:p text:style-name="P13">And others...</text:p>
        </text:list-item>
      </text:list>
      <text:p text:style-name="P16"/>
      <text:p text:style-name="P16">For details see <text:a xlink:type="simple" xlink:href="https://docs.oracle.com/javase/8/docs/api/java/util/function/package-summary.html" office:target-frame-name="_blank" xlink:show="new" text:style-name="Internet_20_link" text:visited-style-name="Visited_20_Internet_20_Link">https://docs.oracle.com/javase/8/docs/api/java/util/function/package-summary.html</text:a></text:p>
      <text:p text:style-name="P16"/>
      <text:p text:style-name="P16">Sometimes we will use generic interfaces and sometimes non-generic.</text:p>
      <text:p text:style-name="P10">Let's consider some functional interfaces.</text:p>
      <text:p text:style-name="P25"><text:span text:style-name="Source_20_Text">// generator accepts nothing and returns integer value 3</text:span></text:p>
      <text:p text:style-name="P25"><text:span text:style-name="Source_20_Text">IntSupplier generator = () -&gt; 3;</text:span></text:p>
      <text:p text:style-name="P25"/>
      <text:p text:style-name="P25"><text:span text:style-name="Source_20_Text">final int factor = 2;</text:span></text:p>
      <text:p text:style-name="P25"/>
      <text:p text:style-name="P25"><text:span text:style-name="Source_20_Text">// multiplier accepts an integer value and returns another one, it uses closure</text:span></text:p>
      <text:p text:style-name="P25"><text:span text:style-name="Source_20_Text">IntUnaryOperator multiplier = val -&gt; factor * val;</text:span></text:p>
      <text:p text:style-name="P25"/>
      <text:p text:style-name="P25"><text:span text:style-name="Source_20_Text">// predicate isEven accepts an integer value and returns true if the value is even else false</text:span></text:p>
      <text:p text:style-name="P25"><text:span text:style-name="Source_20_Text">IntPredicate isEven = val -&gt; val % 2 == 0;</text:span></text:p>
      <text:p text:style-name="P25"/>
      <text:p text:style-name="P25"><text:span text:style-name="Source_20_Text">// printer accepts a value and prints it in the standard out, it returns nothing</text:span></text:p>
      <text:p text:style-name="P29"><text:span text:style-name="Source_20_Text">Consumer&lt;String&gt; printer = System.out::println;</text:span></text:p>
      <text:p text:style-name="P16">As you can see, types of interfaces (left) and type of lambdas (right) has the same semantic meaning. Actually, parameters and returned value of lambda corresponds to parameters and returned value of the SAM in a functional interface.<text:span text:style-name="T3"><text:line-break/><text:line-break/>IntSupplier</text:span> has a method <text:span text:style-name="T3">int getAsInt()</text:span> that corresponds to lambda <text:span text:style-name="T3">() -&gt; 3 </text:span>in the example above. <text:span text:style-name="T3"><text:line-break/></text:span>Also, <text:span text:style-name="T3">IntPredicate</text:span> has a method <text:span text:style-name="T3">boolean test(int value)</text:span> that corresponds to lambda <text:span text:style-name="T3">val -&gt; val % 2 == 0</text:span>.</text:p>
      <text:p text:style-name="P3">According to Wikipedia:</text:p>
      <text:p text:style-name="P4">"In computer programming, a callback is a piece of executable code that is passed as an argument to other code, which is expected to call back (execute) the argument at some convenient time."</text:p>
      <text:p text:style-name="P10">In other words, in Java, we can pass our functions (presented by objects) in a method/function as its arguments.</text:p>
      <text:p text:style-name="P10">Let's take an example. Since Java 8, any collection has the <text:span text:style-name="T3">forEach()</text:span> method. The method accepts <text:span text:style-name="T3">Consumer</text:span> and calls it for each element in the collection.</text:p>
      <text:p text:style-name="P25"><text:span text:style-name="Source_20_Text">// our collection with fruits</text:span></text:p>
      <text:p text:style-name="P25"><text:span text:style-name="Source_20_Text">List&lt;String&gt; fruits = Arrays.asList("apple", "pear", "orange", "banana");</text:span></text:p>
      <text:p text:style-name="P25"/>
      <text:p text:style-name="P25"><text:span text:style-name="Source_20_Text">// it will print all fruits in the collection</text:span></text:p>
      <text:p text:style-name="P29"><text:span text:style-name="Source_20_Text">fruits.forEach(System.out::println);</text:span></text:p>
      <text:p text:style-name="P16">Of course, we can pass a more difficult logic as a callback.</text:p>
      <text:p text:style-name="P10"><text:soft-page-break/></text:p>
      <text:p text:style-name="P25"><text:span text:style-name="Source_20_Text">fruits.forEach(fruit -&gt; {</text:span></text:p>
      <text:p text:style-name="P25"><text:span text:style-name="Source_20_Text"><text:s text:c="4"/>String doubleFruit = fruit.concat(fruit).toUpperCase();</text:span></text:p>
      <text:p text:style-name="P25"><text:span text:style-name="Source_20_Text"><text:s text:c="4"/>if (doubleFruit.length() &gt; 10) {</text:span></text:p>
      <text:p text:style-name="P25"><text:span text:style-name="Source_20_Text"><text:s text:c="8"/>System.out.println(doubleFruit);</text:span></text:p>
      <text:p text:style-name="P25"><text:span text:style-name="Source_20_Text"><text:s text:c="4"/>}</text:span></text:p>
      <text:p text:style-name="P29"><text:span text:style-name="Source_20_Text">});</text:span></text:p>
      <text:p text:style-name="P16"/>
      <text:p text:style-name="P10">The result is shown below.</text:p>
      <text:p text:style-name="P25"><text:span text:style-name="Source_20_Text">ORANGEORANGE</text:span></text:p>
      <text:p text:style-name="P29"><text:span text:style-name="Source_20_Text">BANANABANANA</text:span></text:p>
      <text:p text:style-name="P16"/>
      <text:p text:style-name="P16"><text:span text:style-name="T3">Note</text:span>. In functional programming, a function (including methods in Java) that accepts or returns another function is called a <text:span text:style-name="T3">higher-order function</text:span>. A lot of features such as <text:span text:style-name="T3">function composition</text:span>, <text:span text:style-name="T3">currying</text:span>, <text:span text:style-name="T3">monads</text:span> and some others based on this idea.</text:p>
      <text:p text:style-name="P10">Function composition is a powerful mechanism for combining functions to build more complicated functions.</text:p>
      <text:p text:style-name="P12">COMPOSING FUNCTIONS</text:p>
      <text:p text:style-name="P10">In java 8, the functional interface <text:span text:style-name="T3">Function&lt;T, R&gt; </text:span>has two default methods <text:span text:style-name="T3">compose(...)</text:span> and <text:span text:style-name="T3">andThen(...)</text:span> for composing new functions. The main difference between these methods is the execution order.</text:p>
      <text:p text:style-name="P10">Generally, <text:span text:style-name="T3">f.compose(g).apply(x)</text:span> is the same as <text:span text:style-name="T3">f(g(x)),</text:span> and <text:span text:style-name="T3">f.andThen(g).apply(x)</text:span> is the same as <text:span text:style-name="T3">g(f(x)).</text:span></text:p>
      <text:p text:style-name="P10">Let's see an example with two functions: <text:span text:style-name="T3">adder</text:span> and <text:span text:style-name="T3">multiplier</text:span>.</text:p>
      <text:p text:style-name="P25"><text:span text:style-name="Source_20_Text">Function&lt;Integer, Integer&gt; adder = x -&gt; x + 10;</text:span></text:p>
      <text:p text:style-name="P25"><text:span text:style-name="Source_20_Text">Function&lt;Integer, Integer&gt; multiplier = x -&gt; x * 5;</text:span></text:p>
      <text:p text:style-name="P25"/>
      <text:p text:style-name="P25"><text:span text:style-name="Source_20_Text">// compose: adder(multiplier(5))</text:span></text:p>
      <text:p text:style-name="P25"><text:span text:style-name="Source_20_Text">System.out.println("result: " + adder.compose(multiplier).apply(5));</text:span></text:p>
      <text:p text:style-name="P25"/>
      <text:p text:style-name="P25"><text:span text:style-name="Source_20_Text">// andThen: multiplier(adder(5))</text:span></text:p>
      <text:p text:style-name="P29"><text:span text:style-name="Source_20_Text">System.out.println("result: " + adder.andThen(multiplier).apply(5));</text:span></text:p>
      <text:p text:style-name="P16"/>
      <text:p text:style-name="P16"><text:line-break/>In this case method <text:span text:style-name="T3">compose</text:span> returns a composed function that first applies <text:span text:style-name="T3">multiplier </text:span>to its input, and then applies <text:span text:style-name="T3">adder</text:span> to the result. Method <text:span text:style-name="T3">andThen </text:span>returns a composed function that first applies <text:span text:style-name="T3">adder</text:span> to its input, and then applies <text:span text:style-name="T3">multiplier</text:span> to the result.</text:p>
      <text:p text:style-name="P16"/>
      <text:p text:style-name="P10">The result of this program:</text:p>
      <text:p text:style-name="P25"><text:span text:style-name="Source_20_Text">result: 35</text:span></text:p>
      <text:p text:style-name="P29"><text:span text:style-name="Source_20_Text">result: 75</text:span></text:p>
      <text:p text:style-name="P30">default Consumer&lt;T&gt; andThen(Consumer&lt;? super T&gt; after) {</text:p>
      <text:p text:style-name="P25"><text:soft-page-break/><text:s text:c="4"/>Objects.requireNonNull(after);</text:p>
      <text:p text:style-name="P25"><text:s text:c="4"/>return (T t) -&gt; { accept(t); after.accept(t); };</text:p>
      <text:p text:style-name="P29">}</text:p>
      <text:p text:style-name="P18"/>
      <text:p text:style-name="P19">COMPOSING PREDICATES</text:p>
      <text:p text:style-name="P16"/>
      <text:p text:style-name="P16">The functional interface <text:span text:style-name="T3">IntPredicate</text:span> (as well as other predicates) has three methods for composing new predicates: <text:span text:style-name="T3">and(...)</text:span>, <text:span text:style-name="T3">or(...)</text:span> and <text:span text:style-name="T3">negate(...)</text:span>. The meaning is clear from the names.</text:p>
      <text:p text:style-name="P16"/>
      <text:p text:style-name="P16">Let's assume we have <text:span text:style-name="T3">List&lt;Integer&gt; numbers</text:span> filled by integer numbers from 1 to 30 (inclusive).</text:p>
      <text:p text:style-name="P16">We'd like to print only those numbers which are odd or can be divided by 3 (i.e. x % 3 == 0).</text:p>
      <text:p text:style-name="P10"><text:line-break/>The code to do it is shown below. </text:p>
      <text:p text:style-name="P25"><text:span text:style-name="Source_20_Text">IntPredicate isEven = x -&gt; x % 2 == 0;</text:span></text:p>
      <text:p text:style-name="P25"><text:span text:style-name="Source_20_Text">IntPredicate dividedBy3 = x -&gt; x % 3 == 0;</text:span></text:p>
      <text:p text:style-name="P25"><text:span text:style-name="Source_20_Text">IntPredicate pred = isEven.negate().or(dividedBy3);</text:span></text:p>
      <text:p text:style-name="P25"/>
      <text:p text:style-name="P25"><text:span text:style-name="Source_20_Text">// print all odd values and even values that can be divided by 3.</text:span></text:p>
      <text:p text:style-name="P25"><text:span text:style-name="Source_20_Text">numbers.forEach(val -&gt; {</text:span></text:p>
      <text:p text:style-name="P25"><text:span text:style-name="Source_20_Text"><text:s text:c="4"/>if (pred.test(val)) System.out.print(val + " ");</text:span></text:p>
      <text:p text:style-name="P29"><text:span text:style-name="Source_20_Text">});</text:span></text:p>
      <text:p text:style-name="P16"/>
      <text:p text:style-name="P10">The result of this program:</text:p>
      <text:p text:style-name="P29"><text:span text:style-name="Source_20_Text">1 3 5 6 7 9 11 12 13 15 17 18 19 21 23 24 25 27 29 30  </text:span></text:p>
      <text:p text:style-name="P3">In object-oriented design various patterns are widely used, such as factory, strategy, template method, command, chain of responsibility, observer and so on.</text:p>
      <text:p text:style-name="P3"/>
      <text:p text:style-name="P3">In some of these patterns we need to create a base class (abstract or interface) with single abstract method and then implement it in all concrete classes (for example, in strategy, chain of responsibility, observer and some others) or do something similar. In this case we can use lambda expressions instead of creating concrete classes.</text:p>
      <text:p text:style-name="P3"/>
      <text:p text:style-name="P3"><text:span text:style-name="T3">Let's see an example:</text:span> rewriting strategy pattern using lambda expressions.</text:p>
      <text:p text:style-name="P3">If you are not already familiar with the pattern, read this: <text:a xlink:type="simple" xlink:href="https://en.wikipedia.org/wiki/Strategy_pattern" office:target-frame-name="_blank" xlink:show="new" text:style-name="Internet_20_link" text:visited-style-name="Visited_20_Internet_20_Link">https://en.wikipedia.org/wiki/Strategy_pattern</text:a>.</text:p>
      <text:p text:style-name="P3"/>
      <text:p text:style-name="P3">Our domain is generating an account number using different algorithms. We have four classes as show below.</text:p>
      <text:p text:style-name="P5"/>
      <text:p text:style-name="P25"><text:span text:style-name="Source_20_Text">/**</text:span></text:p>
      <text:p text:style-name="P25"><text:span text:style-name="Source_20_Text">  * Generates an account number using a generation strategy</text:span></text:p>
      <text:p text:style-name="P25"><text:span text:style-name="Source_20_Text">  */</text:span></text:p>
      <text:p text:style-name="P25"><text:span text:style-name="Source_20_Text">class NumberGenerator {</text:span></text:p>
      <text:p text:style-name="P25"/>
      <text:p text:style-name="P25"><text:span text:style-name="Source_20_Text">    // This may be any subclass of GenerationStrategy</text:span></text:p>
      <text:p text:style-name="P25"><text:span text:style-name="Source_20_Text">    private final GenerationStrategy strategy;</text:span></text:p>
      <text:p text:style-name="P25"/>
      <text:p text:style-name="P25"><text:span text:style-name="Source_20_Text">    public NumberGenerator(GenerationStrategy strategy) {</text:span></text:p>
      <text:p text:style-name="P25"><text:span text:style-name="Source_20_Text">        this.strategy = strategy;</text:span></text:p>
      <text:p text:style-name="P25"><text:soft-page-break/><text:span text:style-name="Source_20_Text">    }</text:span></text:p>
      <text:p text:style-name="P25"/>
      <text:p text:style-name="P25"><text:span text:style-name="Source_20_Text">    public String generate() {</text:span></text:p>
      <text:p text:style-name="P25"><text:span text:style-name="Source_20_Text">        return strategy.generate();</text:span></text:p>
      <text:p text:style-name="P25"><text:span text:style-name="Source_20_Text">    }</text:span></text:p>
      <text:p text:style-name="P25"/>
      <text:p text:style-name="P25"><text:span text:style-name="Source_20_Text">    public GenerationStrategy getStrategy() {</text:span></text:p>
      <text:p text:style-name="P25"><text:span text:style-name="Source_20_Text">        return strategy;</text:span></text:p>
      <text:p text:style-name="P25"><text:span text:style-name="Source_20_Text">    }</text:span></text:p>
      <text:p text:style-name="P25"><text:span text:style-name="Source_20_Text">}</text:span></text:p>
      <text:p text:style-name="P25"/>
      <text:p text:style-name="P25"><text:span text:style-name="Source_20_Text">/**</text:span></text:p>
      <text:p text:style-name="P25"><text:span text:style-name="Source_20_Text">  * Abstract generation strategy</text:span></text:p>
      <text:p text:style-name="P25"><text:span text:style-name="Source_20_Text">  */</text:span></text:p>
      <text:p text:style-name="P25"><text:span text:style-name="Source_20_Text">abstract class GenerationStrategy {</text:span></text:p>
      <text:p text:style-name="P25"/>
      <text:p text:style-name="P25"><text:span text:style-name="Source_20_Text">    abstract String generate();</text:span></text:p>
      <text:p text:style-name="P25"><text:span text:style-name="Source_20_Text">}</text:span></text:p>
      <text:p text:style-name="P25"/>
      <text:p text:style-name="P25"><text:span text:style-name="Source_20_Text">/**</text:span></text:p>
      <text:p text:style-name="P25"><text:span text:style-name="Source_20_Text">  * Concrete generation strategy. It generates number based on UUID</text:span></text:p>
      <text:p text:style-name="P25"><text:span text:style-name="Source_20_Text">  */</text:span></text:p>
      <text:p text:style-name="P25"><text:span text:style-name="Source_20_Text">class UUIDGenerationStrategy extends GenerationStrategy {</text:span></text:p>
      <text:p text:style-name="P25"/>
      <text:p text:style-name="P25"><text:span text:style-name="Source_20_Text">    @Override</text:span></text:p>
      <text:p text:style-name="P25"><text:span text:style-name="Source_20_Text">    public String generate() {</text:span></text:p>
      <text:p text:style-name="P25"><text:span text:style-name="Source_20_Text">        return UUID.randomUUID().toString();</text:span></text:p>
      <text:p text:style-name="P25"><text:span text:style-name="Source_20_Text">    }</text:span></text:p>
      <text:p text:style-name="P25"><text:span text:style-name="Source_20_Text">}</text:span></text:p>
      <text:p text:style-name="P25"/>
      <text:p text:style-name="P25"><text:span text:style-name="Source_20_Text">/**</text:span></text:p>
      <text:p text:style-name="P25"><text:span text:style-name="Source_20_Text">  * Concrete generation strategy. It generates number based on the prefix and a random value</text:span></text:p>
      <text:p text:style-name="P25"><text:span text:style-name="Source_20_Text">  */</text:span></text:p>
      <text:p text:style-name="P25"><text:span text:style-name="Source_20_Text">class FormattedRandomGenerationStrategy extends GenerationStrategy {</text:span></text:p>
      <text:p text:style-name="P25"><text:span text:style-name="Source_20_Text">    private final Random random = new Random();</text:span></text:p>
      <text:p text:style-name="P25"/>
      <text:p text:style-name="P25"><text:span text:style-name="Source_20_Text">    @Override</text:span></text:p>
      <text:p text:style-name="P25"><text:span text:style-name="Source_20_Text">    public String generate() {</text:span></text:p>
      <text:p text:style-name="P25"><text:span text:style-name="Source_20_Text">        return "111-123-" + Math.abs(random.nextInt());</text:span></text:p>
      <text:p text:style-name="P25"><text:span text:style-name="Source_20_Text">    }</text:span></text:p>
      <text:p text:style-name="P29"><text:span text:style-name="Source_20_Text">}</text:span></text:p>
      <text:p text:style-name="P16"/>
      <text:p text:style-name="P16">There are <text:span text:style-name="T3">NumberGenerator</text:span>, an abstract <text:span text:style-name="T3">GenerationStrategy</text:span> and two concrete strategies: <text:span text:style-name="T3">UUIDGenerationStrategy </text:span>and <text:span text:style-name="T3">FormattedRandomGenerationStrategy </text:span>that represents concrete algorithms.</text:p>
      <text:p text:style-name="P16"/>
      <text:p text:style-name="P16">Now, we can use it as follows.</text:p>
      <text:p text:style-name="P10"/>
      <text:p text:style-name="P25"><text:span text:style-name="Source_20_Text">// an example of using UUIDGeneratingStrategy</text:span></text:p>
      <text:p text:style-name="P25"><text:span text:style-name="Source_20_Text">final NumberGenerator uuidGenerator = new NumberGenerator(new UUIDGeneratingStrategy());</text:span></text:p>
      <text:p text:style-name="P25"/>
      <text:p text:style-name="P25"><text:span text:style-name="Source_20_Text">System.out.println(uuidGenerator.generate());</text:span></text:p>
      <text:p text:style-name="P25"/>
      <text:p text:style-name="P25"><text:span text:style-name="Source_20_Text">// an example of using FormattedRandomGenerationStrategy</text:span></text:p>
      <text:p text:style-name="P25"><text:span text:style-name="Source_20_Text">final NumberGenerator randomGenerator = new NumberGenerator(new FormattedRandomGenerationStrategy());</text:span></text:p>
      <text:p text:style-name="P25"/>
      <text:p text:style-name="P29"><text:soft-page-break/><text:span text:style-name="Source_20_Text">System.out.println(randomGenerator.generate());</text:span></text:p>
      <text:p text:style-name="P16"/>
      <text:p text:style-name="P16">If we'd like to create new generation strategy (new behavior), we need to write a new concrete strategy class.</text:p>
      <text:p text:style-name="P16"/>
      <text:p text:style-name="P16">Instead of this, we can use lambda expressions to create new strategies easy and concise. We don't need to modify <text:span text:style-name="T3">NumberGenerator</text:span> class, but let's rewrite our abstract <text:span text:style-name="T3">GenerationStrategy</text:span> as follows and remove our classes for representing concrete strategies.</text:p>
      <text:p text:style-name="P10"/>
      <text:p text:style-name="P25"/>
      <text:p text:style-name="P25"><text:span text:style-name="Source_20_Text">/**</text:span></text:p>
      <text:p text:style-name="P25"><text:span text:style-name="Source_20_Text">  * Functional interface for the abstract generation strategy.</text:span></text:p>
      <text:p text:style-name="P25"><text:span text:style-name="Source_20_Text"><text:s text:c="2"/>* It's a String supplier</text:span></text:p>
      <text:p text:style-name="P25"><text:span text:style-name="Source_20_Text">  */</text:span></text:p>
      <text:p text:style-name="P25"><text:span text:style-name="Source_20_Text">@FunctionalInterface</text:span></text:p>
      <text:p text:style-name="P25"><text:span text:style-name="Source_20_Text">interface GenerationStrategy {</text:span></text:p>
      <text:p text:style-name="P25"/>
      <text:p text:style-name="P25"><text:span text:style-name="Source_20_Text">    String generate();</text:span></text:p>
      <text:p text:style-name="P25"/>
      <text:p text:style-name="P29"><text:span text:style-name="Source_20_Text">}</text:span></text:p>
      <text:p text:style-name="P16"/>
      <text:p text:style-name="P16">Now, we can use the strategy pattern as follows.</text:p>
      <text:p text:style-name="P10"/>
      <text:p text:style-name="P25"><text:span text:style-name="Source_20_Text">// It's instead of UUIDGeneratingStrategy</text:span></text:p>
      <text:p text:style-name="P29"><text:span text:style-name="Source_20_Text">final NumberGenerator uuidGenerator = new NumberGenerator(() -&gt; UUID.randomUUID().toString());</text:span></text:p>
      <text:p text:style-name="P25"><text:span text:style-name="Source_20_Text">System.out.println(uuidGenerator.generate());</text:span></text:p>
      <text:p text:style-name="P25"/>
      <text:p text:style-name="P25"><text:span text:style-name="Source_20_Text">final Random random = new Random();</text:span></text:p>
      <text:p text:style-name="P25"><text:span text:style-name="Source_20_Text">// Another simple generator for tests purposes</text:span></text:p>
      <text:p text:style-name="P25"><text:span text:style-name="Source_20_Text">final NumberGenerator testGenerator = new NumberGenerator(() -&gt; "test-" + String.valueOf(random.nextInt(100)));</text:span></text:p>
      <text:p text:style-name="P25"/>
      <text:p text:style-name="P29"><text:span text:style-name="Source_20_Text">System.out.println(testGenerator.generate());</text:span></text:p>
      <text:p text:style-name="P10">You can find more information about writing design patterns in functional style this:</text:p>
      <text:list xml:id="list8599928785762027456" text:style-name="L12">
        <text:list-item>
          <text:p text:style-name="P21"><text:span text:style-name="T2">Richard Warburton. Java 8 Lambdas</text:span> </text:p>
        </text:list-item>
        <text:list-item>
          <text:p text:style-name="P22"><text:span text:style-name="Source_20_Text"><text:span text:style-name="T2">Raoul-Gabriel Urma, Mario Fusco, and Alan Mycroft. Java 8 in Ac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8T21:22:55.120567861</meta:creation-date>
    <dc:date>2021-11-08T21:25:26.955209818</dc:date>
    <meta:editing-duration>PT2M32S</meta:editing-duration>
    <meta:editing-cycles>1</meta:editing-cycles>
    <meta:document-statistic meta:table-count="0" meta:image-count="0" meta:object-count="0" meta:page-count="12" meta:paragraph-count="371" meta:word-count="2662" meta:character-count="19139" meta:non-whitespace-character-count="16167"/>
    <meta:generator>LibreOffice/5.1.2.2$Linux_X86_64 LibreOffice_project/10m0$Build-2</meta:generator>
  </office:meta>
</office:document-meta>
</file>